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730" officeooo:paragraph-rsid="00152730"/>
    </style:style>
    <style:style style:name="P2" style:family="paragraph" style:parent-style-name="Standard">
      <style:text-properties officeooo:rsid="00152730" officeooo:paragraph-rsid="00152730"/>
    </style:style>
    <style:style style:name="P3" style:family="paragraph" style:parent-style-name="Standard">
      <style:text-properties officeooo:rsid="001694a3" officeooo:paragraph-rsid="001694a3"/>
    </style:style>
    <style:style style:name="T1" style:family="text">
      <style:text-properties officeooo:rsid="001694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DECODE:</text:p>
      <text:p text:style-name="P1"/>
      <text:p text:style-name="P1">Normal:</text:p>
      <text:p text:style-name="P1"/>
      <text:p text:style-name="Standard">corlorfullsunshine</text:p>
      <text:p text:style-name="Standard">1100110100011101010011011000001000111010111010</text:p>
      <text:p text:style-name="Standard">finishonolulu</text:p>
      <text:p text:style-name="Standard"/>
      <text:p text:style-name="Standard"/>
      <text:p text:style-name="Standard">whenthecitylightsup</text:p>
      <text:p text:style-name="Standard">011100111000010000011010101000100011101111110001100</text:p>
      <text:p text:style-name="Standard">yeuewnhiepctsu</text:p>
      <text:p text:style-name="Standard"/>
      <text:p text:style-name="Standard">xmasnoitsexamatettest</text:p>
      <text:p text:style-name="Standard">000000010010001000000011001000101101110111100001101000101</text:p>
      <text:p text:style-name="Standard">nomonoxotseaitsot</text:p>
      <text:p text:style-name="Standard"/>
      <text:p text:style-name="P1">Hard:</text:p>
      <text:p text:style-name="P1"/>
      <text:p text:style-name="P1">jcuocsongnaycobietbaonhieuthucanphaithuchiend</text:p>
      <text:p text:style-name="P1">1101100010011111011111000011111110110100001000101101011110101111110100111010000111011111101101111110</text:p>
      <text:p text:style-name="P1"><text:bookmark-start text:name="__DdeLink__134_3791443930"/>goodjobthanhsitdoyopipi<text:bookmark-end text:name="__DdeLink__134_3791443930"/></text:p>
      <text:p text:style-name="P1"/>
      <text:p text:style-name="P1"/>
      <text:p text:style-name="P1">vivaydunglangphithoigianvatuoitrecuabanokay</text:p>
      <text:p text:style-name="P1">0011011000110001100111010101111101111011100100100111010011011010011101110101111111101110010011000110</text:p>
      <text:p text:style-name="P1">rarrivotkabebobatoyourr</text:p>
      <text:p text:style-name="P1"/>
      <text:p text:style-name="P1"/>
      <text:p text:style-name="P1">dochilamaycauxamlethoijustdoititwillbefinepqzm</text:p>
      <text:p text:style-name="P1">11111110111110101110011011110101110100110011100010111010100110001110001010000011010001110011000101</text:p>
      <text:p text:style-name="P1">lzwhcqpudmoejxsitybn</text:p>
      <text:p text:style-name="P1"/>
      <text:p text:style-name="P1"/>
      <text:p text:style-name="P1">Easy:</text:p>
      <text:p text:style-name="P1"/>
      <text:p text:style-name="P1">hello</text:p>
      <text:p text:style-name="P1">110111100111</text:p>
      <text:p text:style-name="P1">hoelo</text:p>
      <text:p text:style-name="P1"/>
      <text:p text:style-name="P1">where</text:p>
      <text:p text:style-name="P1">1110110100111</text:p>
      <text:p text:style-name="P1">rewher</text:p>
      <text:p text:style-name="P1"/>
      <text:p text:style-name="P1">letsgoo</text:p>
      <text:p text:style-name="P1">11010010100010</text:p>
      <text:p text:style-name="P1">logoto</text:p>
      <text:p text:style-name="P1"/>
      <text:p text:style-name="P1"/>
      <text:p text:style-name="P1"><text:soft-page-break/></text:p>
      <text:p text:style-name="P1">*<text:span text:style-name="T1">ENCODE:</text:span></text:p>
      <text:p text:style-name="P1"/>
      <text:p text:style-name="P3">Easy:</text:p>
      <text:p text:style-name="P3"/>
      <text:p text:style-name="P1">letsgoo</text:p>
      <text:p text:style-name="P1">110111000110101010</text:p>
      <text:p text:style-name="P1"/>
      <text:p text:style-name="P1">where</text:p>
      <text:p text:style-name="P1">1101001110</text:p>
      <text:p text:style-name="P1"/>
      <text:p text:style-name="P1">hello</text:p>
      <text:p text:style-name="P1">1101000111</text:p>
      <text:p text:style-name="P1"/>
      <text:p text:style-name="P3">Normal :</text:p>
      <text:p text:style-name="P3"/>
      <text:p text:style-name="P1">xmasnoitsexamatettest</text:p>
      <text:p text:style-name="P1">100100111110100000001100001101110100111100111101110010111010101</text:p>
      <text:p text:style-name="P1"/>
      <text:p text:style-name="P1">corlorfullsunshine</text:p>
      <text:p text:style-name="P1">1010000011111000011110001011111110001000110011011110100011011</text:p>
      <text:p text:style-name="P1"/>
      <text:p text:style-name="P1">whenthecitylightsup</text:p>
      <text:p text:style-name="P1">00001010010110111101001110110101110111100101011010101111100011000001</text:p>
      <text:p text:style-name="P1"/>
      <text:p text:style-name="P1"/>
      <text:p text:style-name="P1"/>
      <text:p text:style-name="P3">Hard:</text:p>
      <text:p text:style-name="P3"/>
      <text:p text:style-name="P1">vivaydunglangphithoigianvatuoitrecuabanokay</text:p>
      <text:p text:style-name="P1">101001110101101111100100100100010001111001100001000001010101011111001011011011100001111000010101101110100110110111110001100011101000100111001001110000101111110111011111</text:p>
      <text:p text:style-name="P1"/>
      <text:p text:style-name="P1"/>
      <text:p text:style-name="P1">dochilamaycauxamlethoijustdoititwillbefinepqzm</text:p>
      <text:p text:style-name="P1">110001010110111110001111110001011000001111101100011001100010000101111111001010111001010011100011110011000001011000101001101001101011101001111111111001101001001000110010110011101001101011110111011</text:p>
      <text:p text:style-name="P1"/>
      <text:p text:style-name="P1"/>
      <text:p text:style-name="P1">jcuocsongnaycobietbaonhieuthucanphaithuchiend</text:p>
      <text:p text:style-name="P1">11110001111000010111101010011001101101000001101000110011111111101010101111111000001100010111010101100101101011000110001001101110100001110101101011000110101110101010011110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6T06:18:05.468463860</meta:creation-date>
    <dc:date>2019-12-26T07:32:35.130847176</dc:date>
    <meta:editing-duration>PT51M53S</meta:editing-duration>
    <meta:editing-cycles>2</meta:editing-cycles>
    <meta:generator>LibreOffice/6.3.4.2.0$Linux_X86_64 LibreOffice_project/1e2df71cb6a569bbaaffb70308950743964880ae</meta:generator>
    <meta:document-statistic meta:table-count="0" meta:image-count="0" meta:object-count="0" meta:page-count="2" meta:paragraph-count="53" meta:word-count="54" meta:character-count="1851" meta:non-whitespace-character-count="1850"/>
  </office:meta>
</office:document-meta>
</file>